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4pt" officeooo:rsid="00117ba1" officeooo:paragraph-rsid="00117ba1" style:font-size-asian="12.25pt" style:font-size-complex="14pt"/>
    </style:style>
    <style:style style:name="P2" style:family="paragraph" style:parent-style-name="Standard">
      <style:text-properties fo:font-size="14pt" officeooo:rsid="0013e58a" officeooo:paragraph-rsid="0013e58a" style:font-size-asian="12.25pt" style:font-size-complex="14pt"/>
    </style:style>
    <style:style style:name="P3" style:family="paragraph" style:parent-style-name="Standard">
      <style:text-properties fo:font-size="14pt" officeooo:rsid="00152c67" officeooo:paragraph-rsid="00152c67" style:font-size-asian="12.25pt" style:font-size-complex="14pt"/>
    </style:style>
    <style:style style:name="P4" style:family="paragraph" style:parent-style-name="Standard">
      <style:text-properties fo:font-size="14pt" fo:font-weight="bold" officeooo:rsid="00117ba1" officeooo:paragraph-rsid="00117ba1" style:font-size-asian="12.25pt" style:font-weight-asian="bold" style:font-size-complex="14pt" style:font-weight-complex="bold"/>
    </style:style>
    <style:style style:name="P5" style:family="paragraph" style:parent-style-name="Standard">
      <style:text-properties fo:font-size="14pt" fo:font-weight="bold" officeooo:rsid="0012980d" officeooo:paragraph-rsid="0012980d" style:font-size-asian="12.25pt" style:font-weight-asian="bold" style:font-size-complex="14pt" style:font-weight-complex="bold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4">Constraint</text:p>
      <text:p text:style-name="P4"><text:span text:style-name="T1">Een constraint is een assertie die een restrictie aan het licht brengt, hieraan moet voldaan worden voor een valide realisatie van het model.</text:span></text:p>
      <text:p text:style-name="P5"><text:span text:style-name="T1">Een constraint is iets waar je aan moet voldoen waar hij aanvast zit.</text:span></text:p>
      <text:p text:style-name="P1"/>
      <text:p text:style-name="P2">Hij moet beantwoord worden met ja of nee.</text:p>
      <text:p text:style-name="P3">Als hij niet behaald wordt, is de realisatie dus niet goed.</text:p>
      <text:p text:style-name="P2"/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8T11:00:02.932097344</meta:creation-date>
    <dc:date>2024-09-18T11:03:45.619724307</dc:date>
    <meta:editing-duration>PT3M41S</meta:editing-duration>
    <meta:editing-cycles>5</meta:editing-cycles>
    <meta:generator>LibreOffice/24.2.5.2$Linux_X86_64 LibreOffice_project/420$Build-2</meta:generator>
    <meta:document-statistic meta:table-count="0" meta:image-count="0" meta:object-count="0" meta:page-count="1" meta:paragraph-count="5" meta:word-count="56" meta:character-count="320" meta:non-whitespace-character-count="269"/>
  </office:meta>
</office:document-meta>
</file>